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sitivismo (Comptè) <text:s/>- pg 16, 17</text:p>
      <text:p text:style-name="P3"/>
      <text:p text:style-name="Standard"/>
      <text:p text:style-name="P1">Movimento di natura filosofico, si basa sul principio che<text:span text:style-name="T1"> l'unico metodo di conoscenza ritenuto valido era il metodo scientifico</text:span>, in tutti gli ambiti del sapere.</text:p>
      <text:p text:style-name="P1">L'uomo è condizionato da fatti concreti.</text:p>
      <text:p text:style-name="P1">PRINCIPIO: L'IMPERSONALITA'</text:p>
      <text:p text:style-name="P1"/>
      <text:p text:style-name="P1">Tre concetti chiave che servono per capire il modo di ragionare dei positivisti:</text:p>
      <text:p text:style-name="P1">- <text:span text:style-name="T1">Materialismo</text:span> (l'uomo è la specie più evoluta tra gli animali e tutto è materia, senza anima).</text:p>
      <text:p text:style-name="P1">- <text:span text:style-name="T1">Determinismo </text:span>(I comportamenti dell'uomo sono condizionati da una serie di elementi esterni a lui come famiglia, condizioni economiche, condizioni di salute e momento storico in cui vive)</text:p>
      <text:p text:style-name="P1">- <text:span text:style-name="T1">Evoluzionismo</text:span> (Darwin) (Adattamento all'ambiente, lotta per la sopravvivenza, i più forti sopravvivono, tutto parte da una mutazione genetica del tutto casuale).</text:p>
      <text:p text:style-name="P1"/>
      <text:p text:style-name="P1"><text:span text:style-name="T1">Spencer</text:span> diceva che come nell'evoluzione della specie le mutazioni genetiche sono le leggi che determinano l'evoluzione, la stessa cosa succede nella società. La classe borghese sarebbe destinata a sconfiggere quella operaia, perciò è un illusione dei socialisti che tramite una rivoluzione si possano cambiare le cose. (Darwinismo sociale)</text:p>
      <text:p text:style-name="P1"/>
      <text:p text:style-name="P1">Le manifestazioni letterarie:</text:p>
      <text:p text:style-name="P1">- Realismo</text:p>
      <text:p text:style-name="P1">- Naturalismo francese</text:p>
      <text:p text:style-name="P2">- Verismo itali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4M</meta:editing-duration>
    <meta:editing-cycles>18</meta:editing-cycles>
    <meta:generator>OpenOffice/4.1.3$Win32 OpenOffice.org_project/413m1$Build-9783</meta:generator>
    <dc:date>2017-10-10T18:56:58.87</dc:date>
    <meta:document-statistic meta:table-count="0" meta:image-count="0" meta:object-count="0" meta:page-count="1" meta:paragraph-count="13" meta:word-count="178" meta:character-count="1205"/>
    <dc:creator>Cristian Borelli</dc:creator>
    <meta:user-defined meta:name="Info 1"/>
    <meta:user-defined meta:name="Info 2"/>
    <meta:user-defined meta:name="Info 3"/>
    <meta:user-defined meta:name="Info 4"/>
  </office:meta>
</office:document-meta>
</file>